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pt" fo:country="B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text-properties style:font-name="Times New Roman"/>
    </style:style>
    <style:style style:name="P12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Times New Roman" fo:font-weight="normal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5" style:family="paragraph" style:parent-style-name="Text_20_body"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left="0.5091in" fo:margin-right="0in" fo:text-indent="0in" style:auto-text-indent="false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margin-left="0.4744in" fo:margin-right="0in" fo:text-indent="0in" style:auto-text-indent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.4744in" fo:margin-right="0in" fo:text-indent="0in" style:auto-text-indent="false"/>
      <style:text-properties fo:font-size="12pt" style:font-size-asian="12pt" style:font-size-complex="12pt"/>
    </style:style>
    <style:style style:name="P19" style:family="paragraph" style:parent-style-name="Standard">
      <style:paragraph-properties fo:margin-left="0.4744in" fo:margin-right="0in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972in" fo:margin-right="0in" fo:text-indent="0in" style:auto-text-indent="false"/>
      <style:text-properties style:font-name="Times New Roman" fo:font-size="12pt" style:font-size-asian="12pt" style:font-size-complex="12pt"/>
    </style:style>
    <style:style style:name="P21" style:family="paragraph" style:parent-style-name="Text_20_body" style:list-style-name="WW8Num7">
      <style:paragraph-properties fo:margin-left="0.5311in" fo:margin-right="0in" fo:text-indent="-0.25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2" style:family="paragraph" style:parent-style-name="Text_20_body" style:list-style-name="WW8Num7">
      <style:paragraph-properties fo:margin-left="0.2811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3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24" style:family="paragraph" style:parent-style-name="Heading_20_2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25" style:family="paragraph" style:parent-style-name="Heading_20_2" style:list-style-name="L1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language="pt" fo:country="BR" style:font-size-asian="12pt" style:font-size-complex="12pt"/>
    </style:style>
    <style:style style:name="T5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language="pt" fo:country="B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Memória Virtual<text:line-break/>Caso de uso: Realizar busca simples</text:p>
      <text:p text:style-name="P14"/>
      <text:h text:style-name="Heading_20_1" text:outline-level="1">Breve Descrição</text:h>
      <text:p text:style-name="P15"/>
      <text:p text:style-name="P15">Este caso de uso permite que a busca seja feita entre os objetos marcados como revisados. Os resultados devem ser mostrados ao usuário com uma imagem, uma breve descrição do bem e um link para visualização do bem patrimonial.</text:p>
      <text:p text:style-name="P15"/>
      <text:h text:style-name="Heading_20_1" text:outline-level="1">Breve Descrição dos Atores</text:h>
      <text:p text:style-name="P13"><text:tab/></text:p>
      <text:p text:style-name="P13"><text:tab/>Usuario comum: Pode fazer busca entre os bens já revisados</text:p>
      <text:p text:style-name="P12"/>
      <text:h text:style-name="Heading_20_1" text:outline-level="1">Fluxo Básico de Eventos</text:h>
      <text:list xml:id="list357926988" text:style-name="WW8Num7">
        <text:list-header>
          <text:p text:style-name="P21">1. O Usuário seleciona a opção “Buscar”</text:p>
          <text:p text:style-name="P21">2. O Sistema deve mostrar:</text:p>
          <text:list>
            <text:list-item>
              <text:list>
                <text:list-header>
                  <text:p text:style-name="P21"><text:s/><text:tab/>- Campo de busca para que a pesquisa seja digitada</text:p>
                  <text:p text:style-name="P21"><text:s/><text:tab/>- Botão “Buscar” para iniciar a busca</text:p>
                </text:list-header>
              </text:list>
            </text:list-item>
          </text:list>
          <text:p text:style-name="P21">3. O usuário digita uma palavra ou um conjunto de palavras relacionada ao bem patrimonial que deseja buscar. Esta pode ser o título ou parte dele, uma palavra-chave ou descritor ligado ao bem patrimonial ou parte da descrição de uma imagem.</text:p>
          <text:p text:style-name="P21">4. O sistema deve buscar na base de dados entre todos os bens patrimoniais revisados e listar os resultados encontrados (Sem diferenciação quanto a caracteres especiais e não case sensitive), acompanhados de uma imagem e um link para acessar informações específicas de cada bem patrimonial. Este conjunto deve ser mostrado na seguinte ordem:</text:p>
          <text:list>
            <text:list-item>
              <text:list>
                <text:list-header>
                  <text:p text:style-name="P21"><text:s/><text:tab/>- Título do Bem Patrimonial</text:p>
                  <text:p text:style-name="P21"><text:s/><text:tab/>- Parte do Título</text:p>
                  <text:p text:style-name="P21"><text:s/><text:tab/>- Descritor ou Palavra-Chave</text:p>
                  <text:p text:style-name="P21"><text:s/><text:tab/>- Parte da descrição da imagem</text:p>
                  <text:p text:style-name="P21">O campo de busca deve permanecer na tela durante a exibição dos resultados, gravado com a palavra que foi buscada</text:p>
                  <text:p text:style-name="P21"><text:soft-page-break/>5. O Usuário clica no link do bem patrimonial desejado</text:p>
                  <text:p text:style-name="P21">6. O Sistema deve abrir uma página com a visualização do bem e sua descrição, bem como um link de retorno à página da busca.</text:p>
                  <text:p text:style-name="P21">7. O caso de uso termina. </text:p>
                  <text:p text:style-name="P22"/>
                </text:list-header>
              </text:list>
            </text:list-item>
          </text:list>
        </text:list-header>
      </text:list>
      <text:h text:style-name="Heading_20_1" text:outline-level="1">Fluxos Alternativos</text:h>
      <text:p text:style-name="Standard"/>
      <text:h text:style-name="P24" text:outline-level="2" text:is-list-header="true">Fluxo Alternativo 1</text:h>
      <text:p text:style-name="P6"/>
      <text:p text:style-name="P7"><text:span text:style-name="T5"><text:tab/>Se no passo 4 do </text:span><text:span text:style-name="T4">Fluxo Básico </text:span><text:span text:style-name="T6">o sistema não encontrar nenhum bem patrimonial relacionado com a pesquisa:</text:span></text:p>
      <text:p text:style-name="P8"/>
      <text:p text:style-name="P17"><text:span text:style-name="T6"><text:s/>1. o sistema deve listar bens com títulos ou assuntos semelhantes.</text:span><text:span text:style-name="T5"> (Por exemplo, se houver falha na busca por São Luis, serão mostrados resultados semanticamente semelhantes, como São Paulo, São Carlos, etc.).</text:span></text:p>
      <text:p text:style-name="P19"/>
      <text:p text:style-name="P19">2. O caso de uso volta ao passo 5 do fluxo básico.</text:p>
      <text:p text:style-name="P6"/>
      <text:list xml:id="list10365976962" text:style-name="L1">
        <text:list-item>
          <text:list>
            <text:list-header>
              <text:h text:style-name="P25" text:outline-level="2">Fluxo Alternativo 2</text:h>
            </text:list-header>
          </text:list>
        </text:list-item>
      </text:list>
      <text:p text:style-name="P6"/>
      <text:p text:style-name="P9">Se no passo 6 do Fluxo Básico o usuário clica na opção de retorno à página da busca:</text:p>
      <text:p text:style-name="P20"/>
      <text:p text:style-name="P18"><text:span text:style-name="T3"><text:tab/>1. o sistema deve exibir a página anterior, com os resultados ainda disponíveis para acesso.</text:span> </text:p>
      <text:p text:style-name="P5"><text:tab/></text:p>
      <text:p text:style-name="P5"><text:tab/><text:span text:style-name="T5">2. O caso de uso volta ao passo 5 do fluxo básico.</text:span></text:p>
      <text:h text:style-name="Heading_20_1" text:outline-level="1">Pós-Condições</text:h>
      <text:p text:style-name="P16">Fluxo básico: <text:tab/><text:tab/>Não há nenhum tipo de alteração no sistema.</text:p>
      <text:p text:style-name="P16">Fluxo Alternativo 1: <text:tab/>Não há nenhum tipo de alteração no sistema.</text:p>
      <text:p text:style-name="P16">Fluxo alternativo 2: <text:tab/>Não há nenhum tipo de alteração no sistema.</text:p>
      <text:h text:style-name="Heading_20_1" text:outline-level="1">Requisitos Especiais</text:h>
      <text:p text:style-name="P11">Se o Bem Patrimonial necessita de revisão e não estiver marcado como revisado, este não pode aparecer disponível para busca.</text:p>
      <text:p text:style-name="P11">Performance: os resultados devem ser retornados em até 1 segu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2" svg:font-family="Tahoma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Verdana" fo:language="pt" fo:country="BR" style:font-name-asian="Verdana" style:font-name-complex="Verdan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153in" style:rel-column-width="7705*"/>
    </style:style>
    <style:style style:name="Tabela2.B" style:family="table-column">
      <style:table-column-properties style:column-width="3.8819in" style:rel-column-width="41819*"/>
    </style:style>
    <style:style style:name="Tabela2.C" style:family="table-column">
      <style:table-column-properties style:column-width="1.4861in" style:rel-column-width="1601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2.2" style:family="table-row">
      <style:table-row-properties style:min-row-height="0.1486in" fo:keep-together="auto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4 </text:p>
            </table:table-cell>
            <table:table-cell table:style-name="Tabela2.C1" office:value-type="string">
              <text:p text:style-name="MP1">Versão do Documento: 2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12/09/12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20" text:date-value="2012-09-12T17:17:40">2012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4-10T14:22:29.36</meta:creation-date>
    <meta:editing-cycles>103</meta:editing-cycles>
    <meta:editing-duration>PT9H39M36S</meta:editing-duration>
    <meta:generator>LibreOffice/3.5$Linux_X86_64 LibreOffice_project/350m1$Build-2</meta:generator>
    <dc:date>2012-09-12T17:17:40</dc:date>
    <dc:creator>Thais </dc:creator>
    <meta:document-statistic meta:table-count="2" meta:image-count="1" meta:object-count="0" meta:page-count="2" meta:paragraph-count="45" meta:word-count="477" meta:character-count="2642" meta:non-whitespace-character-count="2302"/>
  </office:meta>
</office:document-meta>
</file>